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7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8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1554446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15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17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officeooo:rsid="02ddd62e" officeooo:paragraph-rsid="02ddd62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2d76543"/>
    </style:style>
    <style:style style:name="T6" style:family="text">
      <style:text-properties officeooo:rsid="02d991b6"/>
    </style:style>
    <style:style style:name="T7" style:family="text">
      <style:text-properties officeooo:rsid="02d060fa"/>
    </style:style>
    <style:style style:name="T8" style:family="text">
      <style:text-properties officeooo:rsid="02dd3c9a"/>
    </style:style>
    <style:style style:name="T9" style:family="text">
      <style:text-properties officeooo:rsid="02deddb8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5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16">Типовой расчет по математике <text:line-break/>Кратные, криволинейные и поверхностные интегралы. Теория поля</text:p>
      <text:p text:style-name="P14">Вариант <text:span text:style-name="T5">2</text:span><text:span text:style-name="T8">1</text:span></text:p>
      <text:p text:style-name="P17">Выполнил: Снагин Станислав Максимович</text:p>
      <text:p text:style-name="P18">Преподаватель<text:span text:style-name="T4">: Старков Александр Сергеевич</text:span></text:p>
      <text:p text:style-name="P2">Поток: ДГМА<text:span text:style-name="T6"> 28.2</text:span></text:p>
      <text:p text:style-name="P3"><text:soft-page-break/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Содержание</text:p>
          </text:index-title>
          <text:p text:style-name="P4"><text:a xlink:type="simple" xlink:href="#__RefHeading___Toc11722_47950032" text:style-name="Index_20_Link" text:visited-style-name="Index_20_Link">Ход работы<text:tab/>3</text:a></text:p>
          <text:p text:style-name="P6"><text:a xlink:type="simple" xlink:href="#__RefHeading___Toc1698_3724279923" text:style-name="Index_20_Link" text:visited-style-name="Index_20_Link">Вычисление площадей плоских фигур с помощью двойных интегралов.<text:tab/>3</text:a></text:p>
          <text:p text:style-name="P4"><text:a xlink:type="simple" xlink:href="#__RefHeading___Toc12346_47950032" text:style-name="Index_20_Link" text:visited-style-name="Index_20_Link">Вывод<text:tab/>4</text:a></text:p>
        </text:index-body>
      </text:table-of-content>
      <text:h text:style-name="P7" text:outline-level="1"/>
      <text:h text:style-name="P11" text:outline-level="1"><text:bookmark-start text:name="__RefHeading___Toc11722_47950032"/>Ход работы<text:bookmark-end text:name="__RefHeading___Toc11722_47950032"/></text:h>
      <text:h text:style-name="Heading_20_3" text:outline-level="3"><text:bookmark-start text:name="__RefHeading___Toc1698_3724279923"/><text:span text:style-name="T7">Вычисление площадей плоских фигур с помощью двойных </text:span>интегралов.<text:bookmark-end text:name="__RefHeading___Toc1698_3724279923"/></text:h>
      <text:p text:style-name="Text_20_body">Плоская область D ограничена заданными линиями.</text:p>
      <text:p text:style-name="Text_20_body"><draw:frame draw:style-name="fr1" draw:name="Объект1" text:anchor-type="as-char" svg:y="-0.2445in" svg:width="1.9799in" svg:height="0.39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9">1. </text:span>Сделайте схематический рисунок тела Т.</text:p>
      <text:p text:style-name="P19"/>
      <text:h text:style-name="P10" text:outline-level="1"><text:bookmark-start text:name="__RefHeading___Toc12346_47950032"/>Вывод<text:bookmark-end text:name="__RefHeading___Toc12346_47950032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12-04T14:18:42.947415260</dc:date>
    <meta:editing-duration>P2DT22H33M22S</meta:editing-duration>
    <meta:editing-cycles>525</meta:editing-cycles>
    <meta:print-date>2024-09-11T19:48:02.397916277</meta:print-date>
    <meta:printed-by>PDF files</meta:printed-by>
    <meta:document-statistic meta:table-count="0" meta:image-count="0" meta:object-count="1" meta:page-count="4" meta:paragraph-count="19" meta:word-count="84" meta:character-count="670" meta:non-whitespace-character-count="602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b>
          <mi>log</mi>
          <mn>2</mn>
        </msub>
      </mrow>
      <mi>x</mi>
      <mi>,</mi>
      <mspace width="2em"/>
      <mrow>
        <mi>y</mi>
        <mo stretchy="false">=</mo>
        <mrow/>
      </mrow>
      <mfrac>
        <mrow>
          <mi>x</mi>
          <mo stretchy="false">−</mo>
          <mn>1</mn>
        </mrow>
        <mrow>
          <mi>ln</mi>
          <mn>2</mn>
        </mrow>
      </mfrac>
      <mi>,</mi>
      <mspace width="2em"/>
      <mrow>
        <mi>y</mi>
        <mo stretchy="false">=</mo>
        <mn>2</mn>
      </mrow>
    </mrow>
    <annotation encoding="StarMath 5.0">y=log_{2}x,~y=\\frac{x-1}{ln2},~y=2</annotation>
  </semantics>
</math>
</file>